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dc2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dc2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dc2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dc2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dc2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dc2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dc2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dc2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dc2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dc2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dc2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dc2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dc2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dc2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dc2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dc2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dc2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Fiyar Adrián Valera Figuero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1/10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693947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a Damelis Figueroa Gi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93947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1.90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6" meta:non-whitespace-character-count="998"/>
    <meta:template xlink:type="simple" xlink:actuate="onRequest" xlink:title="Normal" xlink:href=""/>
  </office:meta>
</office:document-meta>
</file>